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table:style-name="Default" office:value-type="string">
            <text:p>Testing pretty print performance</text:p>
          </table:table-cell>
          <table:table-cell table:number-columns-repeated="2"/>
          <table:table-cell office:value-type="string">
            <text:p>(w reports load as 0.01-0.02)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>
            <text:p>generated data with: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for x in {1..n} ; do echo -n “” &gt;$x.txt; done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>
            <text:p>timed using oosh built-in: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time oosh_ls test_data/0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>
            <text:p>directory size</text:p>
          </table:table-cell>
          <table:table-cell table:style-name="ce1" office:value-type="string">
            <text:p>without 1</text:p>
          </table:table-cell>
          <table:table-cell table:style-name="ce1" office:value-type="string">
            <text:p>without 2</text:p>
          </table:table-cell>
          <table:table-cell table:style-name="ce1" office:value-type="string">
            <text:p>without 3</text:p>
          </table:table-cell>
          <table:table-cell table:style-name="ce1" office:value-type="string">
            <text:p>with 1</text:p>
          </table:table-cell>
          <table:table-cell table:style-name="ce1" office:value-type="string">
            <text:p>with 2</text:p>
          </table:table-cell>
          <table:table-cell table:style-name="ce1" office:value-type="string">
            <text:p>with 3</text:p>
          </table:table-cell>
          <table:table-cell table:style-name="ce1" office:value-type="string">
            <text:p>avg without</text:p>
          </table:table-cell>
          <table:table-cell table:style-name="ce1" office:value-type="string">
            <text:p>avg with</text:p>
          </table:table-cell>
          <table:table-cell table:style-name="ce1" office:value-type="string">
            <text:p>difference</text:p>
          </table:table-cell>
          <table:table-cell table:style-name="ce1" table:number-columns-repeated="10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30298948288">
            <text:p>0.030298948288</text:p>
          </table:table-cell>
          <table:table-cell office:value-type="float" office:value="0.0280079841614">
            <text:p>0.0280079841614</text:p>
          </table:table-cell>
          <table:table-cell office:value-type="float" office:value="0.0291500091553">
            <text:p>0.0291500091553</text:p>
          </table:table-cell>
          <table:table-cell office:value-type="float" office:value="0.0291588306427">
            <text:p>0.0291588306427</text:p>
          </table:table-cell>
          <table:table-cell office:value-type="float" office:value="0.0297830104828">
            <text:p>0.0297830104828</text:p>
          </table:table-cell>
          <table:table-cell office:value-type="float" office:value="0.0302040576935">
            <text:p>0.0302040576935</text:p>
          </table:table-cell>
          <table:table-cell table:formula="of:=([.B10]+[.C10]+[.D10])/3" office:value-type="float" office:value="0.0291523138682333">
            <text:p>0.0291523138682333</text:p>
          </table:table-cell>
          <table:table-cell table:formula="of:=([.E10]+[.F10]+[.G10])/3" office:value-type="float" office:value="0.0297152996063333">
            <text:p>0.0297152996063333</text:p>
          </table:table-cell>
          <table:table-cell table:formula="of:=[.I10]-[.H10]" office:value-type="float" office:value="0.000562985738100003">
            <text:p>0.000562985738100003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95531749725">
            <text:p>0.0295531749725</text:p>
          </table:table-cell>
          <table:table-cell office:value-type="float" office:value="0.0285489559174">
            <text:p>0.0285489559174</text:p>
          </table:table-cell>
          <table:table-cell office:value-type="float" office:value="0.0306680202484">
            <text:p>0.0306680202484</text:p>
          </table:table-cell>
          <table:table-cell office:value-type="float" office:value="0.0299010276794">
            <text:p>0.0299010276794</text:p>
          </table:table-cell>
          <table:table-cell office:value-type="float" office:value="0.0318720340729">
            <text:p>0.0318720340729</text:p>
          </table:table-cell>
          <table:table-cell office:value-type="float" office:value="0.0302720069885">
            <text:p>0.0302720069885</text:p>
          </table:table-cell>
          <table:table-cell table:formula="of:=([.B11]+[.C11]+[.D11])/3" office:value-type="float" office:value="0.0295900503794333">
            <text:p>0.0295900503794333</text:p>
          </table:table-cell>
          <table:table-cell table:formula="of:=([.E11]+[.F11]+[.G11])/3" office:value-type="float" office:value="0.0306816895802667">
            <text:p>0.0306816895802667</text:p>
          </table:table-cell>
          <table:table-cell table:formula="of:=[.I11]-[.H11]" office:value-type="float" office:value="0.00109163920083333">
            <text:p>0.00109163920083333</text:p>
          </table:table-cell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306251049042">
            <text:p>0.0306251049042</text:p>
          </table:table-cell>
          <table:table-cell office:value-type="float" office:value="0.0295479297638">
            <text:p>0.0295479297638</text:p>
          </table:table-cell>
          <table:table-cell office:value-type="float" office:value="0.0287430286407">
            <text:p>0.0287430286407</text:p>
          </table:table-cell>
          <table:table-cell office:value-type="float" office:value="0.0331189632416">
            <text:p>0.0331189632416</text:p>
          </table:table-cell>
          <table:table-cell office:value-type="float" office:value="0.0313920974731">
            <text:p>0.0313920974731</text:p>
          </table:table-cell>
          <table:table-cell office:value-type="float" office:value="0.0322139263153">
            <text:p>0.0322139263153</text:p>
          </table:table-cell>
          <table:table-cell table:formula="of:=([.B12]+[.C12]+[.D12])/3" office:value-type="float" office:value="0.0296386877695667">
            <text:p>0.0296386877695667</text:p>
          </table:table-cell>
          <table:table-cell table:formula="of:=([.E12]+[.F12]+[.G12])/3" office:value-type="float" office:value="0.0322416623433333">
            <text:p>0.0322416623433333</text:p>
          </table:table-cell>
          <table:table-cell table:formula="of:=[.I12]-[.H12]" office:value-type="float" office:value="0.00260297457376666">
            <text:p>0.00260297457376666</text:p>
          </table:table-cell>
          <table:table-cell table:number-columns-repeated="101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323901176453">
            <text:p>0.0323901176453</text:p>
          </table:table-cell>
          <table:table-cell office:value-type="float" office:value="0.0322887897491">
            <text:p>0.0322887897491</text:p>
          </table:table-cell>
          <table:table-cell office:value-type="float" office:value="0.0302019119263">
            <text:p>0.0302019119263</text:p>
          </table:table-cell>
          <table:table-cell office:value-type="float" office:value="0.0380549430847">
            <text:p>0.0380549430847</text:p>
          </table:table-cell>
          <table:table-cell office:value-type="float" office:value="0.0343339443207">
            <text:p>0.0343339443207</text:p>
          </table:table-cell>
          <table:table-cell office:value-type="float" office:value="0.0326449871063">
            <text:p>0.0326449871063</text:p>
          </table:table-cell>
          <table:table-cell table:formula="of:=([.B13]+[.C13]+[.D13])/3" office:value-type="float" office:value="0.0316269397735667">
            <text:p>0.0316269397735667</text:p>
          </table:table-cell>
          <table:table-cell table:formula="of:=([.E13]+[.F13]+[.G13])/3" office:value-type="float" office:value="0.0350112915039">
            <text:p>0.0350112915039</text:p>
          </table:table-cell>
          <table:table-cell table:formula="of:=[.I13]-[.H13]" office:value-type="float" office:value="0.00338435173033334">
            <text:p>0.00338435173033334</text:p>
          </table:table-cell>
          <table:table-cell table:number-columns-repeated="101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28009128571">
            <text:p>0.0328009128571</text:p>
          </table:table-cell>
          <table:table-cell office:value-type="float" office:value="0.0387260913849">
            <text:p>0.0387260913849</text:p>
          </table:table-cell>
          <table:table-cell office:value-type="float" office:value="0.0393369197845">
            <text:p>0.0393369197845</text:p>
          </table:table-cell>
          <table:table-cell office:value-type="float" office:value="0.0426490306854">
            <text:p>0.0426490306854</text:p>
          </table:table-cell>
          <table:table-cell office:value-type="float" office:value="0.0487680435181">
            <text:p>0.0487680435181</text:p>
          </table:table-cell>
          <table:table-cell office:value-type="float" office:value="0.0398690700531">
            <text:p>0.0398690700531</text:p>
          </table:table-cell>
          <table:table-cell table:formula="of:=([.B14]+[.C14]+[.D14])/3" office:value-type="float" office:value="0.0369546413421667">
            <text:p>0.0369546413421667</text:p>
          </table:table-cell>
          <table:table-cell table:formula="of:=([.E14]+[.F14]+[.G14])/3" office:value-type="float" office:value="0.0437620480855333">
            <text:p>0.0437620480855333</text:p>
          </table:table-cell>
          <table:table-cell table:formula="of:=[.I14]-[.H14]" office:value-type="float" office:value="0.00680740674336666">
            <text:p>0.00680740674336666</text:p>
          </table:table-cell>
          <table:table-cell table:number-columns-repeated="1014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430538654327">
            <text:p>0.0430538654327</text:p>
          </table:table-cell>
          <table:table-cell office:value-type="float" office:value="0.0419812202454">
            <text:p>0.0419812202454</text:p>
          </table:table-cell>
          <table:table-cell office:value-type="float" office:value="0.0426070690155">
            <text:p>0.0426070690155</text:p>
          </table:table-cell>
          <table:table-cell office:value-type="float" office:value="0.0531139373779">
            <text:p>0.0531139373779</text:p>
          </table:table-cell>
          <table:table-cell office:value-type="float" office:value="0.0474689006805">
            <text:p>0.0474689006805</text:p>
          </table:table-cell>
          <table:table-cell office:value-type="float" office:value="0.0478541851044">
            <text:p>0.0478541851044</text:p>
          </table:table-cell>
          <table:table-cell table:formula="of:=([.B15]+[.C15]+[.D15])/3" office:value-type="float" office:value="0.0425473848978667">
            <text:p>0.0425473848978667</text:p>
          </table:table-cell>
          <table:table-cell table:formula="of:=([.E15]+[.F15]+[.G15])/3" office:value-type="float" office:value="0.0494790077209333">
            <text:p>0.0494790077209333</text:p>
          </table:table-cell>
          <table:table-cell table:formula="of:=[.I15]-[.H15]" office:value-type="float" office:value="0.00693162282306666">
            <text:p>0.00693162282306666</text:p>
          </table:table-cell>
          <table:table-cell table:number-columns-repeated="101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646669864655">
            <text:p>0.0646669864655</text:p>
          </table:table-cell>
          <table:table-cell office:value-type="float" office:value="0.0650219917297">
            <text:p>0.0650219917297</text:p>
          </table:table-cell>
          <table:table-cell office:value-type="float" office:value="0.064612865448">
            <text:p>0.064612865448</text:p>
          </table:table-cell>
          <table:table-cell office:value-type="float" office:value="0.0868330001831">
            <text:p>0.0868330001831</text:p>
          </table:table-cell>
          <table:table-cell office:value-type="float" office:value="0.0842101573944">
            <text:p>0.0842101573944</text:p>
          </table:table-cell>
          <table:table-cell office:value-type="float" office:value="0.0797519683838">
            <text:p>0.0797519683838</text:p>
          </table:table-cell>
          <table:table-cell table:formula="of:=([.B16]+[.C16]+[.D16])/3" office:value-type="float" office:value="0.0647672812144">
            <text:p>0.0647672812144</text:p>
          </table:table-cell>
          <table:table-cell table:formula="of:=([.E16]+[.F16]+[.G16])/3" office:value-type="float" office:value="0.0835983753204333">
            <text:p>0.0835983753204333</text:p>
          </table:table-cell>
          <table:table-cell table:formula="of:=[.I16]-[.H16]" office:value-type="float" office:value="0.0188310941060333">
            <text:p>0.0188310941060333</text:p>
          </table:table-cell>
          <table:table-cell table:number-columns-repeated="101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947859287262">
            <text:p>0.0947859287262</text:p>
          </table:table-cell>
          <table:table-cell office:value-type="float" office:value="0.0910940170288">
            <text:p>0.0910940170288</text:p>
          </table:table-cell>
          <table:table-cell office:value-type="float" office:value="0.0931098461151">
            <text:p>0.0931098461151</text:p>
          </table:table-cell>
          <table:table-cell office:value-type="float" office:value="0.124848842621">
            <text:p>0.124848842621</text:p>
          </table:table-cell>
          <table:table-cell office:value-type="float" office:value="0.125272989273">
            <text:p>0.125272989273</text:p>
          </table:table-cell>
          <table:table-cell office:value-type="float" office:value="0.12906908989">
            <text:p>0.12906908989</text:p>
          </table:table-cell>
          <table:table-cell table:formula="of:=([.B17]+[.C17]+[.D17])/3" office:value-type="float" office:value="0.0929965972900333">
            <text:p>0.0929965972900333</text:p>
          </table:table-cell>
          <table:table-cell table:formula="of:=([.E17]+[.F17]+[.G17])/3" office:value-type="float" office:value="0.126396973928">
            <text:p>0.126396973928</text:p>
          </table:table-cell>
          <table:table-cell table:formula="of:=[.I17]-[.H17]" office:value-type="float" office:value="0.0334003766379667">
            <text:p>0.0334003766379667</text:p>
          </table:table-cell>
          <table:table-cell table:number-columns-repeated="1014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158854961395">
            <text:p>0.158854961395</text:p>
          </table:table-cell>
          <table:table-cell office:value-type="float" office:value="0.156314849854">
            <text:p>0.156314849854</text:p>
          </table:table-cell>
          <table:table-cell office:value-type="float" office:value="0.15499997139">
            <text:p>0.15499997139</text:p>
          </table:table-cell>
          <table:table-cell office:value-type="float" office:value="0.22971200943">
            <text:p>0.22971200943</text:p>
          </table:table-cell>
          <table:table-cell office:value-type="float" office:value="0.237121105194">
            <text:p>0.237121105194</text:p>
          </table:table-cell>
          <table:table-cell office:value-type="float" office:value="0.23801612854">
            <text:p>0.23801612854</text:p>
          </table:table-cell>
          <table:table-cell table:formula="of:=([.B18]+[.C18]+[.D18])/3" office:value-type="float" office:value="0.156723260879667">
            <text:p>0.156723260879667</text:p>
          </table:table-cell>
          <table:table-cell table:formula="of:=([.E18]+[.F18]+[.G18])/3" office:value-type="float" office:value="0.234949747721333">
            <text:p>0.234949747721333</text:p>
          </table:table-cell>
          <table:table-cell table:formula="of:=[.I18]-[.H18]" office:value-type="float" office:value="0.0782264868416666">
            <text:p>0.0782264868416666</text:p>
          </table:table-cell>
          <table:table-cell table:number-columns-repeated="1014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370859861374">
            <text:p>0.370859861374</text:p>
          </table:table-cell>
          <table:table-cell office:value-type="float" office:value="0.376046180725">
            <text:p>0.376046180725</text:p>
          </table:table-cell>
          <table:table-cell office:value-type="float" office:value="0.369762897491">
            <text:p>0.369762897491</text:p>
          </table:table-cell>
          <table:table-cell office:value-type="float" office:value="0.554277181625">
            <text:p>0.554277181625</text:p>
          </table:table-cell>
          <table:table-cell office:value-type="float" office:value="0.559902906418">
            <text:p>0.559902906418</text:p>
          </table:table-cell>
          <table:table-cell office:value-type="float" office:value="0.616292953491">
            <text:p>0.616292953491</text:p>
          </table:table-cell>
          <table:table-cell table:formula="of:=([.B19]+[.C19]+[.D19])/3" office:value-type="float" office:value="0.372222979863333">
            <text:p>0.372222979863333</text:p>
          </table:table-cell>
          <table:table-cell table:formula="of:=([.E19]+[.F19]+[.G19])/3" office:value-type="float" office:value="0.576824347178">
            <text:p>0.576824347178</text:p>
          </table:table-cell>
          <table:table-cell table:formula="of:=[.I19]-[.H19]" office:value-type="float" office:value="0.204601367314667">
            <text:p>0.204601367314667</text:p>
          </table:table-cell>
          <table:table-cell table:number-columns-repeated="101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679437160492">
            <text:p>0.679437160492</text:p>
          </table:table-cell>
          <table:table-cell office:value-type="float" office:value="0.679718017578">
            <text:p>0.679718017578</text:p>
          </table:table-cell>
          <table:table-cell office:value-type="float" office:value="0.712442874908">
            <text:p>0.712442874908</text:p>
          </table:table-cell>
          <table:table-cell office:value-type="float" office:value="1.05277299881">
            <text:p>1.05277299881</text:p>
          </table:table-cell>
          <table:table-cell office:value-type="float" office:value="1.05552792549">
            <text:p>1.05552792549</text:p>
          </table:table-cell>
          <table:table-cell office:value-type="float" office:value="1.05425214767">
            <text:p>1.05425214767</text:p>
          </table:table-cell>
          <table:table-cell table:formula="of:=([.B20]+[.C20]+[.D20])/3" office:value-type="float" office:value="0.690532684326">
            <text:p>0.690532684326</text:p>
          </table:table-cell>
          <table:table-cell table:formula="of:=([.E20]+[.F20]+[.G20])/3" office:value-type="float" office:value="1.05418435732333">
            <text:p>1.05418435732333</text:p>
          </table:table-cell>
          <table:table-cell table:formula="of:=[.I20]-[.H20]" office:value-type="float" office:value="0.363651672997333">
            <text:p>0.363651672997333</text:p>
          </table:table-cell>
          <table:table-cell table:number-columns-repeated="1014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.64252710342">
            <text:p>1.64252710342</text:p>
          </table:table-cell>
          <table:table-cell office:value-type="float" office:value="1.70271587372">
            <text:p>1.70271587372</text:p>
          </table:table-cell>
          <table:table-cell office:value-type="float" office:value="2.00365900993">
            <text:p>2.00365900993</text:p>
          </table:table-cell>
          <table:table-cell office:value-type="float" office:value="2.78183102608">
            <text:p>2.78183102608</text:p>
          </table:table-cell>
          <table:table-cell office:value-type="float" office:value="2.70236611366">
            <text:p>2.70236611366</text:p>
          </table:table-cell>
          <table:table-cell office:value-type="float" office:value="2.70134091377">
            <text:p>2.70134091377</text:p>
          </table:table-cell>
          <table:table-cell table:formula="of:=([.B21]+[.C21]+[.D21])/3" office:value-type="float" office:value="1.78296732902333">
            <text:p>1.78296732902333</text:p>
          </table:table-cell>
          <table:table-cell table:formula="of:=([.E21]+[.F21]+[.G21])/3" office:value-type="float" office:value="2.72851268450333">
            <text:p>2.72851268450333</text:p>
          </table:table-cell>
          <table:table-cell table:formula="of:=[.I21]-[.H21]" office:value-type="float" office:value="0.94554535548">
            <text:p>0.94554535548</text:p>
          </table:table-cell>
          <table:table-cell table:number-columns-repeated="1014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3.56411504745">
            <text:p>3.56411504745</text:p>
          </table:table-cell>
          <table:table-cell office:value-type="float" office:value="3.56006598473">
            <text:p>3.56006598473</text:p>
          </table:table-cell>
          <table:table-cell office:value-type="float" office:value="3.5952539444">
            <text:p>3.5952539444</text:p>
          </table:table-cell>
          <table:table-cell office:value-type="float" office:value="6.08015394211">
            <text:p>6.08015394211</text:p>
          </table:table-cell>
          <table:table-cell office:value-type="float" office:value="6.02391505241">
            <text:p>6.02391505241</text:p>
          </table:table-cell>
          <table:table-cell office:value-type="float" office:value="6.04973387718">
            <text:p>6.04973387718</text:p>
          </table:table-cell>
          <table:table-cell table:formula="of:=([.B22]+[.C22]+[.D22])/3" office:value-type="float" office:value="3.57314499219333">
            <text:p>3.57314499219333</text:p>
          </table:table-cell>
          <table:table-cell table:formula="of:=([.E22]+[.F22]+[.G22])/3" office:value-type="float" office:value="6.0512676239">
            <text:p>6.0512676239</text:p>
          </table:table-cell>
          <table:table-cell table:formula="of:=[.I22]-[.H22]" office:value-type="float" office:value="2.47812263170667">
            <text:p>2.47812263170667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>
            <draw:frame table:end-cell-address="Sheet1.J46" table:end-x="2.227cm" table:end-y="0.45cm" draw:z-index="0" draw:style-name="gr1" svg:width="21.243cm" svg:height="10.241cm" svg:x="1.728cm" svg:y="0.107cm">
              <draw:object draw:notify-on-update-of-ranges="Sheet1.A9:Sheet1.A9 Sheet1.A10:Sheet1.A22 Sheet1.J9:Sheet1.J9 Sheet1.J10:Sheet1.J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GB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4">24/03/2010</text:date>, <text:time>12:0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3T12:10:02</meta:creation-date>
    <meta:generator>OpenOffice.org/3.2$Linux OpenOffice.org_project/320m12$Build-9483</meta:generator>
    <dc:date>2010-03-24T12:04:07</dc:date>
    <meta:editing-duration>PT06H46M41S</meta:editing-duration>
    <meta:editing-cycles>6</meta:editing-cycles>
    <meta:document-statistic meta:table-count="3" meta:cell-count="1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error-upper-indicator="true" chart:error-lower-indicator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error-upper-indicator="true" chart:error-lower-indicator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244cm" svg:height="10.242cm" xlink:href=".." chart:class="chart:scatter" chart:style-name="ch1">
        <chart:title svg:x="7.09cm" svg:y="0.205cm" chart:style-name="ch2">
          <text:p>Log/log scale Pretty print benchmark</text:p>
        </chart:title>
        <chart:plot-area chart:style-name="ch3" table:cell-range-address="Sheet1.A9:Sheet1.A22 Sheet1.J9:Sheet1.J22" chart:data-source-has-labels="row" svg:x="0.647cm" svg:y="0.912cm" svg:width="20.173cm" svg:height="9.123cm">
          <chart:axis chart:dimension="x" chart:name="primary-x" chart:style-name="ch4">
            <chart:title svg:x="9.709cm" svg:y="9.667cm" chart:style-name="ch5">
              <text:p>Directory size/files</text:p>
            </chart:title>
          </chart:axis>
          <chart:axis chart:dimension="y" chart:name="primary-y" chart:style-name="ch4">
            <chart:title svg:x="0.425cm" svg:y="6.669cm" chart:style-name="ch6">
              <text:p>Time taken/seconds</text:p>
            </chart:title>
            <chart:grid chart:style-name="ch7" chart:class="major"/>
          </chart:axis>
          <chart:series chart:style-name="ch8" chart:values-cell-range-address="Sheet1.J10:Sheet1.J22" chart:label-cell-address="Sheet1.J9:Sheet1.J9" chart:class="chart:scatter">
            <chart:domain table:cell-range-address="Sheet1.A10:Sheet1.A22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J9:Sheet1.J9">differenc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10:Sheet1.A22">0</text:p>
              </table:table-cell>
              <table:table-cell office:value-type="float" office:value="0.000562985738100003">
                <text:p text:id="Sheet1.J10:Sheet1.J22">0.00056298573810000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109163920083333">
                <text:p>0.0010916392008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00260297457376666">
                <text:p>0.00260297457376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.00338435173033334">
                <text:p>0.003384351730333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00680740674336666">
                <text:p>0.006807406743366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0.00693162282306666">
                <text:p>0.006931622823066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0.0188310941060333">
                <text:p>0.0188310941060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0.0334003766379667">
                <text:p>0.0334003766379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0.0782264868416666">
                <text:p>0.07822648684166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204601367314667">
                <text:p>0.204601367314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0.363651672997333">
                <text:p>0.363651672997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">
                <text:p>20000</text:p>
              </table:table-cell>
              <table:table-cell office:value-type="float" office:value="0.94554535548">
                <text:p>0.945545355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00">
                <text:p>50000</text:p>
              </table:table-cell>
              <table:table-cell office:value-type="float" office:value="2.47812263170667">
                <text:p>2.47812263170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